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15f" officeooo:paragraph-rsid="0015c15f"/>
    </style:style>
    <style:style style:name="P2" style:family="paragraph" style:parent-style-name="Standard">
      <style:text-properties officeooo:rsid="0015c15f" officeooo:paragraph-rsid="0020aa36"/>
    </style:style>
    <style:style style:name="P3" style:family="paragraph" style:parent-style-name="Standard">
      <style:text-properties fo:font-size="14pt" fo:font-weight="bold" officeooo:rsid="0015c15f" officeooo:paragraph-rsid="0015c15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772ba" officeooo:paragraph-rsid="001772b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0aa36" officeooo:paragraph-rsid="0020aa3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20aa36" officeooo:paragraph-rsid="0020aa3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2pt" fo:font-weight="bold" officeooo:rsid="001772ba" officeooo:paragraph-rsid="001772ba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772ba" officeooo:paragraph-rsid="0024c725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8f903" officeooo:paragraph-rsid="0018f903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4c725" officeooo:paragraph-rsid="0024c725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1772ba" officeooo:paragraph-rsid="001772b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772ba" officeooo:paragraph-rsid="0024c7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f903" officeooo:paragraph-rsid="0018f903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paragraph-rsid="0018f903"/>
    </style:style>
    <style:style style:name="P15" style:family="paragraph" style:parent-style-name="Standard">
      <style:text-properties officeooo:paragraph-rsid="0021ab59"/>
    </style:style>
    <style:style style:name="P16" style:family="paragraph" style:parent-style-name="Standard">
      <style:text-properties officeooo:rsid="00235da8" officeooo:paragraph-rsid="00235da8"/>
    </style:style>
    <style:style style:name="P17" style:family="paragraph" style:parent-style-name="Standard">
      <style:text-properties officeooo:rsid="00238e85" officeooo:paragraph-rsid="00238e85"/>
    </style:style>
    <style:style style:name="P18" style:family="paragraph" style:parent-style-name="Standard">
      <style:text-properties fo:font-size="12pt" fo:font-weight="normal" officeooo:rsid="0028715f" officeooo:paragraph-rsid="0028715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772ba" officeooo:paragraph-rsid="0028715f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officeooo:rsid="0018f903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108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ba2c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f1976" style:font-size-asian="10.5pt" style:font-weight-asian="normal" style:font-size-complex="12pt" style:font-weight-complex="normal"/>
    </style:style>
    <style:style style:name="T5" style:family="text">
      <style:text-properties officeooo:rsid="0018f90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108d" style:font-weight-asian="normal" style:font-weight-complex="normal"/>
    </style:style>
    <style:style style:name="T8" style:family="text">
      <style:text-properties fo:font-weight="normal" officeooo:rsid="0024c725" style:font-weight-asian="normal" style:font-weight-complex="normal"/>
    </style:style>
    <style:style style:name="T9" style:family="text">
      <style:text-properties fo:font-weight="normal" officeooo:rsid="0018f903" style:font-weight-asian="normal" style:font-weight-complex="normal"/>
    </style:style>
    <style:style style:name="T10" style:family="text">
      <style:text-properties officeooo:rsid="0019eb57"/>
    </style:style>
    <style:style style:name="T11" style:family="text">
      <style:text-properties officeooo:rsid="0020aa36"/>
    </style:style>
    <style:style style:name="T12" style:family="text">
      <style:text-properties officeooo:rsid="0015c15f"/>
    </style:style>
    <style:style style:name="T13" style:family="text">
      <style:text-properties officeooo:rsid="00235da8"/>
    </style:style>
    <style:style style:name="T14" style:family="text">
      <style:text-properties officeooo:rsid="00238e85"/>
    </style:style>
    <style:style style:name="T15" style:family="text">
      <style:text-properties officeooo:rsid="0024c72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0aa36" style:font-weight-asian="bold" style:font-weight-complex="bold"/>
    </style:style>
    <style:style style:name="T18" style:family="text">
      <style:text-properties fo:font-weight="bold" officeooo:rsid="0015c15f" style:font-weight-asian="bold" style:font-weight-complex="bold"/>
    </style:style>
    <style:style style:name="T19" style:family="text">
      <style:text-properties officeooo:rsid="00287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statements for <text:span text:style-name="T11">POS Project</text:span></text:p>
      <text:p text:style-name="P1"/>
      <text:p text:style-name="P5">Create Database</text:p>
      <text:p text:style-name="P5"/>
      <text:p text:style-name="P6">create database POS;</text:p>
      <text:p text:style-name="P3"/>
      <text:p text:style-name="P3">Create <text:span text:style-name="T11">Tables</text:span></text:p>
      <text:p text:style-name="P1"/>
      <text:p text:style-name="P2">create table <text:span text:style-name="T11">inventories</text:span> (<text:span text:style-name="T16">id</text:span> <text:s/>int unsigned not null auto_increment primary key, <text:span text:style-name="T17">product_upc</text:span> tinytext, <text:span text:style-name="T17">product_desc</text:span> tinytext, <text:span text:style-name="T17">product_note</text:span><text:span text:style-name="T11">s longtext, </text:span><text:span text:style-name="T17">category</text:span><text:span text:style-name="T11"> tinytext, </text:span><text:span text:style-name="T17">qty</text:span><text:span text:style-name="T11"> integer, </text:span><text:span text:style-name="T17">price </text:span><text:span text:style-name="T11">float, </text:span><text:span text:style-name="T17">cost</text:span><text:span text:style-name="T11"> float, </text:span><text:span text:style-name="T17">available</text:span><text:span text:style-name="T11"> boolean, last_update timestamp);</text:span></text:p>
      <text:p text:style-name="P1"/>
      <text:p text:style-name="P15"><text:span text:style-name="T12">create table users (</text:span><text:span text:style-name="T18">id</text:span><text:span text:style-name="T12"> int unsigned not null auto_increment primary key, </text:span><text:span text:style-name="T18">first</text:span><text:span text:style-name="T12"> tinytext, </text:span><text:span text:style-name="T18">last</text:span><text:span text:style-name="T12"> tinytext, </text:span><text:span text:style-name="T18">email </text:span><text:span text:style-name="T12">tinytext, <text:s/></text:span><text:span text:style-name="T18">password </text:span>CHAR(32), <text:span text:style-name="T17">last_update</text:span><text:span text:style-name="T11"> timestamp</text:span> <text:span text:style-name="T12">);</text:span></text:p>
      <text:p text:style-name="P1"/>
      <text:p text:style-name="P16">create table customers (id int unsigned not null auto_increment primary key, name tinytext, phone tinytext, email char(32) unique key, state_code tinytext, last_update timestamp);</text:p>
      <text:p text:style-name="P16"/>
      <text:p text:style-name="P17">create table sales (i<text:span text:style-name="T13">d int unsigned not null auto_increment primary key, </text:span>payment_type tinytext, total_amt float, tax_rate float, sale_date datetime, last_update timestamp);</text:p>
      <text:p text:style-name="P16"/>
      <text:p text:style-name="P16">create table sale_transaction<text:span text:style-name="T14">s</text:span> (id int unsigned not null auto_increment primary key, customer_id <text:s/>int unsigned, inventory_id int unsigned, user_id int unsigned, sale_id int unsigned, foreign key (customer_id) references customers(id), foreign key (inventory_id) references inventories(id), foreign key (user_id) references users(id), foreign key (sale_id) references sales(id))</text:p>
      <text:p text:style-name="P1"/>
      <text:p text:style-name="P4">Populate the tables</text:p>
      <text:p text:style-name="P4"/>
      <text:p text:style-name="P10">inventory</text:p>
      <text:p text:style-name="P8"><text:span text:style-name="T6">insert into </text:span><text:span text:style-name="T8">inventories</text:span><text:span text:style-name="T6"> value</text:span><text:span text:style-name="T9">s</text:span><text:span text:style-name="T6"> (NULL, </text:span><text:span text:style-name="T8">'12345'</text:span><text:span text:style-name="T6">,</text:span><text:span text:style-name="T8">'Sicilian Pizza'</text:span><text:span text:style-name="T6">,</text:span><text:span text:style-name="T8">'</text:span><text:span text:style-name="T6">Includes</text:span><text:span text:style-name="T8"> sweet Italian sausages, sardines, Parmesan cheese, fresh tomatoes and prosciutto', 'food', 10, 18.99, 9.99, true, '2015-10-11 17:00'</text:span><text:span text:style-name="T6">);</text:span></text:p>
      <text:p text:style-name="P12"/>
      <text:p text:style-name="P12"/>
      <text:p text:style-name="P18"/>
      <text:p text:style-name="P12">insert into <text:span text:style-name="T15">inventories</text:span> value<text:span text:style-name="T5">s</text:span> (NULL, <text:span text:style-name="T15">'67890'</text:span>,<text:span text:style-name="T15">'Sweet Italian Sausage', 'Made with pork shoulder, white wine, pancetta, salt, pepper, fennel and oregano ', 'food', 7, 5.99, 3.99, true, '2015-10-11 17:00'</text:span>);</text:p>
      <text:p text:style-name="P11"/>
      <text:p text:style-name="P7">users</text:p>
      <text:p text:style-name="P7"/>
      <text:p text:style-name="P19">insert into users value<text:span text:style-name="T5">s</text:span> (NULL,<text:span text:style-name="T10">'</text:span>Carmelo<text:span text:style-name="T10">'</text:span>,<text:span text:style-name="T10">'</text:span>Lattuca<text:span text:style-name="T10">','</text:span>lattuca@yahoo.com<text:span text:style-name="T10">','password','2015-10-11 17:00'</text:span>);</text:p>
      <text:p text:style-name="P11"/>
      <text:p text:style-name="P9">media</text:p>
      <text:p text:style-name="P13"/>
      <text:p text:style-name="P14"><text:span text:style-name="T1">insert into media values (NULL, </text:span><text:span text:style-name="T2">'</text:span><text:span text:style-name="T6">The Moon is a Harsh Mistress</text:span><text:span text:style-name="T7">'</text:span><text:span text:style-name="T1">, </text:span><text:span text:style-name="T2">'</text:span><text:span text:style-name="T1">Robert Heinlein</text:span><text:span text:style-name="T2">'</text:span><text:span text:style-name="T1">,</text:span><text:span text:style-name="T2">'</text:span><text:span text:style-name="T1">Computer helps convicts to freedom on the moon.</text:span><text:span text:style-name="T2">'</text:span><text:span text:style-name="T1">,</text:span><text:span text:style-name="T3">'book', </text:span><text:span text:style-name="T1">1,</text:span><text:span text:style-name="T2">'</text:span><text:span text:style-name="T1">active</text:span><text:span text:style-name="T2">'</text:span><text:span text:style-name="T1">, </text:span><text:span text:style-name="T4">'</text:span><text:span text:style-name="T1">2014-09-30</text:span><text:span text:style-name="T4">'</text:span><text:span text:style-name="T1">);</text:span></text:p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6:54:14.396805927</meta:creation-date>
    <dc:date>2015-10-18T09:40:44.465315222</dc:date>
    <meta:editing-duration>PT2H10M36S</meta:editing-duration>
    <meta:editing-cycles>12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236" meta:character-count="1935" meta:non-whitespace-character-count="1713"/>
  </office:meta>
</office:document-meta>
</file>